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20_Circles-title">
      <style:graphic-properties draw:fill-color="#ffffff" draw:auto-grow-height="true" fo:min-height="3.507cm"/>
    </style:style>
    <style:style style:name="pr2" style:family="presentation" style:parent-style-name="Blue_20_Circles-subtitle" style:list-style-name="L4">
      <style:graphic-properties draw:fill-color="#ffffff" draw:auto-grow-height="true" fo:min-height="13.23cm"/>
    </style:style>
    <style:style style:name="pr3" style:family="presentation" style:parent-style-name="Blue_20_Circles-notes">
      <style:graphic-properties draw:fill-color="#ffffff" fo:min-height="11.413cm"/>
    </style:style>
    <style:style style:name="pr4" style:family="presentation" style:parent-style-name="Blue_20_Circles-subtitle">
      <style:graphic-properties draw:fill-color="#ffffff" draw:auto-grow-height="true" fo:min-height="13.23cm"/>
    </style:style>
    <style:style style:name="pr5" style:family="presentation" style:parent-style-name="Blue_20_Circles-subtitle" style:list-style-name="L4">
      <style:graphic-properties draw:fill-color="#ffffff" draw:auto-grow-height="true" fo:min-height="13.23cm"/>
    </style:style>
    <style:style style:name="pr6" style:family="presentation" style:parent-style-name="Blue_20_Circles-subtitle" style:list-style-name="L3">
      <style:graphic-properties draw:fill-color="#ffffff" draw:auto-grow-height="true" fo:min-height="13.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fo:text-indent="-0.6cm"/>
    </style:style>
    <style:style style:name="P3" style:family="paragraph">
      <style:paragraph-properties fo:margin-left="1.2cm" fo:margin-right="0cm" fo:text-align="start" fo:text-indent="-0.6cm"/>
    </style:style>
    <style:style style:name="P4" style:family="paragraph">
      <style:paragraph-properties fo:margin-left="0cm" fo:margin-right="0cm" fo:text-align="start" fo:text-indent="0cm"/>
      <style:text-properties fo:font-size="24pt"/>
    </style:style>
    <style:style style:name="P5" style:family="paragraph">
      <style:paragraph-properties fo:margin-left="1.2cm" fo:margin-right="0cm" fo:text-align="start" text:enable-numbering="true" fo:text-indent="-0.6cm"/>
    </style:style>
    <style:style style:name="P6" style:family="paragraph">
      <style:paragraph-properties fo:margin-left="1.2cm" fo:margin-right="0cm" fo:text-align="center" text:enable-numbering="true" fo:text-indent="-0.6cm"/>
    </style:style>
    <style:style style:name="P7" style:family="paragraph">
      <style:paragraph-properties fo:margin-left="1.2cm" fo:margin-right="0cm" fo:text-align="start" text:enable-numbering="true" fo:text-indent="-0.6cm"/>
      <style:text-properties fo:font-size="48pt"/>
    </style:style>
    <style:style style:name="P8" style:family="paragraph">
      <style:paragraph-properties fo:margin-left="0cm" fo:margin-right="0cm" fo:text-align="start" text:enable-numbering="false" fo:text-indent="0cm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fo:text-indent="0cm"/>
      <style:text-properties fo:font-size="22pt"/>
    </style:style>
    <style:style style:name="P11" style:family="paragraph">
      <style:paragraph-properties fo:margin-left="0cm" fo:margin-right="0cm" fo:text-align="start" fo:text-indent="0cm"/>
      <style:text-properties fo:font-size="10pt"/>
    </style:style>
    <style:style style:name="P12" style:family="paragraph">
      <style:paragraph-properties fo:margin-left="0cm" fo:margin-right="0cm" fo:text-align="start" text:enable-numbering="true" fo:text-indent="0cm"/>
    </style:style>
    <style:style style:name="P13" style:family="paragraph">
      <style:paragraph-properties fo:margin-left="0cm" fo:margin-right="0cm" fo:text-indent="0cm"/>
      <style:text-properties fo:font-size="22pt"/>
    </style:style>
    <style:style style:name="P14" style:family="paragraph">
      <style:paragraph-properties fo:margin-left="0cm" fo:margin-right="0cm" fo:text-align="start" fo:text-indent="0cm"/>
      <style:text-properties fo:font-size="28pt"/>
    </style:style>
    <style:style style:name="P15" style:family="paragraph">
      <style:paragraph-properties fo:margin-left="0cm" fo:margin-right="0cm" fo:text-align="start" fo:text-indent="0cm"/>
      <style:text-properties fo:font-size="20pt"/>
    </style:style>
    <style:style style:name="P16" style:family="paragraph">
      <style:paragraph-properties fo:margin-left="0cm" fo:margin-right="0cm" fo:text-align="start" text:enable-numbering="false" fo:text-indent="0cm"/>
      <style:text-properties fo:font-size="26pt"/>
    </style:style>
    <style:style style:name="P17" style:family="paragraph">
      <style:paragraph-properties fo:margin-left="0cm" fo:margin-right="0cm" fo:text-align="start" text:enable-numbering="true" fo:text-indent="0cm"/>
      <style:text-properties fo:font-size="26pt"/>
    </style:style>
    <style:style style:name="T1" style:family="text">
      <style:text-properties fo:font-size="24pt"/>
    </style:style>
    <style:style style:name="T2" style:family="text">
      <style:text-properties fo:font-size="48pt"/>
    </style:style>
    <style:style style:name="T3" style:family="text">
      <style:text-properties fo:font-size="36pt"/>
    </style:style>
    <style:style style:name="T4" style:family="text">
      <style:text-properties fo:font-size="22pt"/>
    </style:style>
    <style:style style:name="T5" style:family="text">
      <style:text-properties fo:font-size="22pt" fo:font-weight="bold"/>
    </style:style>
    <style:style style:name="T6" style:family="text">
      <style:text-properties fo:font-size="22pt" fo:font-weight="normal"/>
    </style:style>
    <style:style style:name="T7" style:family="text">
      <style:text-properties fo:font-weight="bold"/>
    </style:style>
    <style:style style:name="T8" style:family="text">
      <style:text-properties fo:font-weight="normal"/>
    </style:style>
    <style:style style:name="T9" style:family="text">
      <style:text-properties fo:font-size="10pt"/>
    </style:style>
    <style:style style:name="T10" style:family="text">
      <style:text-properties fo:font-size="16pt"/>
    </style:style>
    <style:style style:name="T11" style:family="text">
      <style:text-properties fo:font-size="24pt" fo:font-weight="bold"/>
    </style:style>
    <style:style style:name="T12" style:family="text">
      <style:text-properties fo:font-size="24pt" fo:font-weight="normal"/>
    </style:style>
    <style:style style:name="T13" style:family="text">
      <style:text-properties fo:font-size="12pt"/>
    </style:style>
    <style:style style:name="T14" style:family="text">
      <style:text-properties fo:font-size="28pt"/>
    </style:style>
    <style:style style:name="T15" style:family="text">
      <style:text-properties fo:font-size="20pt"/>
    </style:style>
    <style:style style:name="T16" style:family="text">
      <style:text-properties fo:font-size="20pt" fo:font-style="italic"/>
    </style:style>
    <style:style style:name="T17" style:family="text">
      <style:text-properties fo:font-size="20pt" fo:font-style="normal"/>
    </style:style>
    <style:style style:name="T18" style:family="text">
      <style:text-properties fo:font-size="26pt"/>
    </style:style>
    <style:style style:name="T19" style:family="text">
      <style:text-properties fo:font-size="26pt" fo:font-style="italic"/>
    </style:style>
    <style:style style:name="T20" style:family="text">
      <style:text-properties fo:font-size="26pt" fo:font-style="normal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ue_20_Circles" presentation:presentation-page-layout-name="AL1T0">
        <draw:frame presentation:style-name="pr1" draw:text-style-name="P1" draw:layer="layout" svg:width="23.91cm" svg:height="3.751cm" svg:x="2.057cm" svg:y="1.621cm" presentation:class="title" presentation:user-transformed="true">
          <draw:text-box>
            <text:p text:style-name="P1">Fighting Spam using Linux and Open Source Tools</text:p>
          </draw:text-box>
        </draw:frame>
        <draw:frame presentation:style-name="pr2" draw:text-style-name="P2" draw:layer="layout" svg:width="23.91cm" svg:height="13.23cm" svg:x="2.057cm" svg:y="5.838cm" presentation:class="subtitle">
          <draw:text-box>
            <text:list text:style-name="L2">
              <text:list-item>
                <text:list>
                  <text:list-item>
                    <text:p text:style-name="P2">Or: <text:s/>How to fight spam without getting Hormel mad at you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" presentation:class="page"/>
          <draw:frame presentation:style-name="pr3" draw:text-style-name="P1" draw:layer="layout" svg:width="14.507cm" svg:height="11.413cm" svg:x="3.248cm" svg:y="14.132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20_Circles" presentation:presentation-page-layout-name="AL1T0">
        <draw:frame presentation:style-name="pr1" draw:text-style-name="P1" draw:layer="layout" svg:width="23.91cm" svg:height="3.507cm" svg:x="2.057cm" svg:y="1.743cm" presentation:class="title">
          <draw:text-box>
            <text:p text:style-name="P1">SPAM Vs. spam</text:p>
          </draw:text-box>
        </draw:frame>
        <draw:frame presentation:style-name="pr4" draw:text-style-name="P4" draw:layer="layout" svg:width="23.91cm" svg:height="13.23cm" svg:x="2.057cm" svg:y="5.83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1">SPAM is a tasty (by some accounts) luncheon meat made by Hormel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[Ss]pam is unsolicited bulk email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Don’t use “SPAM” when talking about spam. <text:s/>People will laugh and point. <text:s/>And Hormel’s lawyers may take notice. <text:s/>They will crush crush crush your head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Hormel has made this distinction in order to allow talk about spam without infringing their trademark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" draw:style-name="dp1" draw:master-page-name="Blue_20_Circles" presentation:presentation-page-layout-name="AL1T0">
        <draw:frame presentation:style-name="pr1" draw:text-style-name="P1" draw:layer="layout" svg:width="23.91cm" svg:height="3.507cm" svg:x="2.057cm" svg:y="1.743cm" presentation:class="title">
          <draw:text-box>
            <text:p text:style-name="P1">Definition of spam</text:p>
          </draw:text-box>
        </draw:frame>
        <draw:frame presentation:style-name="pr5" draw:text-style-name="P7" draw:layer="layout" svg:width="23.91cm" svg:height="13.23cm" svg:x="2.057cm" svg:y="5.838cm" presentation:class="subtitle">
          <draw:text-box>
            <text:list text:style-name="L2">
              <text:list-item>
                <text:list>
                  <text:list-item>
                    <text:p text:style-name="P5"><text:span text:style-name="T2">Unsolicit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Bul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Emai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(Also known as UB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3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4" draw:style-name="dp1" draw:master-page-name="Blue_20_Circles" presentation:presentation-page-layout-name="AL1T0">
        <draw:frame presentation:style-name="pr1" draw:text-style-name="P1" draw:layer="layout" svg:width="23.91cm" svg:height="3.507cm" svg:x="2.057cm" svg:y="1.743cm" presentation:class="title">
          <draw:text-box>
            <text:p text:style-name="P1">Unsolicited Commercial Email</text:p>
          </draw:text-box>
        </draw:frame>
        <draw:frame presentation:style-name="pr4" draw:text-style-name="P8" draw:layer="layout" svg:width="23.91cm" svg:height="13.23cm" svg:x="2.057cm" svg:y="5.838cm" presentation:class="subtitle">
          <draw:text-box>
            <text:p text:style-name="P8"><text:span text:style-name="T3">This is also spam, but is considered too narrow of a definition for practical use. <text:s/>There are classes of spam that do not sell anything or have any legitimate commercial content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4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5" draw:style-name="dp1" draw:master-page-name="Blue_20_Circles" presentation:presentation-page-layout-name="AL1T0">
        <draw:frame presentation:style-name="pr1" draw:text-style-name="P1" draw:layer="layout" svg:width="23.91cm" svg:height="3.507cm" svg:x="2.057cm" svg:y="1.743cm" presentation:class="title">
          <draw:text-box>
            <text:p text:style-name="P1">Unsolicited</text:p>
          </draw:text-box>
        </draw:frame>
        <draw:frame presentation:style-name="pr4" draw:text-style-name="P10" draw:layer="layout" svg:width="23.91cm" svg:height="13.23cm" svg:x="2.057cm" svg:y="5.84cm" presentation:class="subtitle" presentation:user-transformed="true">
          <draw:text-box>
            <text:p text:style-name="P9"><text:span text:style-name="T4">Unsolicited means mail you did not ask for.</text:span></text:p>
            <text:p text:style-name="P9"><text:span text:style-name="T4"/></text:p>
            <text:p text:style-name="P9"><text:span text:style-name="T4">It does not mean mail you don’t like.</text:span></text:p>
            <text:p text:style-name="P9"><text:span text:style-name="T4"/></text:p>
            <text:p text:style-name="P9"><text:span text:style-name="T4">It does not mean mail you asked for at one time and decided you no longer want.</text:span></text:p>
            <text:p text:style-name="P9"><text:span text:style-name="T4"/></text:p>
            <text:p text:style-name="P9"><text:span text:style-name="T4">It does not mean mail from someone you mailed personally, with the obvious expectation of a response.</text:span></text:p>
            <text:p text:style-name="P9"><text:span text:style-name="T4"/></text:p>
            <text:p text:style-name="P9"><text:span text:style-name="T4">It does not necessarily mean personally abusive mails.</text:span></text:p>
            <text:p text:style-name="P9"><text:span text:style-name="T4"/></text:p>
            <text:p text:style-name="P9"><text:span text:style-name="T4">There is a diifference between abuse </text:span><text:span text:style-name="T5">on</text:span><text:span text:style-name="T6"> the net and abuse </text:span><text:span text:style-name="T5"><text:s/>of</text:span><text:span text:style-name="T6"> the net. <text:s/>Spam is abuse </text:span><text:span text:style-name="T5">of</text:span><text:span text:style-name="T6"> the net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5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6" draw:style-name="dp1" draw:master-page-name="Blue_20_Circles" presentation:presentation-page-layout-name="AL1T0">
        <draw:frame presentation:style-name="pr1" draw:text-style-name="P1" draw:layer="layout" svg:width="23.91cm" svg:height="3.507cm" svg:x="2.057cm" svg:y="1.743cm" presentation:class="title">
          <draw:text-box>
            <text:p text:style-name="P1">Bulk</text:p>
          </draw:text-box>
        </draw:frame>
        <draw:frame presentation:style-name="pr4" draw:text-style-name="P9" draw:layer="layout" svg:width="23.91cm" svg:height="13.23cm" svg:x="2.057cm" svg:y="5.838cm" presentation:class="subtitle" presentation:user-transformed="true">
          <draw:text-box>
            <text:p text:style-name="P9">Bulk emails are emails that are sent to more than one person with substantially the same content.</text:p>
            <text:p text:style-name="P9"/>
            <text:p text:style-name="P9">Bulk emails do not have to be identical.</text:p>
            <text:p text:style-name="P9"/>
            <text:p text:style-name="P9">Chain emails or emails CCed to many friends who may or may not be interested in them <text:span text:style-name="T7">are</text:span><text:span text:style-name="T8"> spam, and can be reported as such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6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7" draw:style-name="dp1" draw:master-page-name="Blue_20_Circles" presentation:presentation-page-layout-name="AL1T0">
        <draw:frame presentation:style-name="pr1" draw:text-style-name="P1" draw:layer="layout" svg:width="23.91cm" svg:height="3.507cm" svg:x="2.057cm" svg:y="1.743cm" presentation:class="title">
          <draw:text-box>
            <text:p text:style-name="P1">Email</text:p>
          </draw:text-box>
        </draw:frame>
        <draw:frame presentation:style-name="pr4" draw:text-style-name="P9" draw:layer="layout" svg:width="23.91cm" svg:height="13.23cm" svg:x="2.057cm" svg:y="5.838cm" presentation:class="subtitle">
          <draw:text-box>
            <text:p text:style-name="P9">The definitions of spam used here are specific to email and other email-like messaging systems. <text:s/>USENET has spam, but it is of a different sort, and is out of the scope of this talk.</text:p>
          </draw:text-box>
        </draw:frame>
        <presentation:notes draw:style-name="dp2">
          <draw:page-thumbnail draw:style-name="gr1" draw:layer="layout" svg:width="13.708cm" svg:height="10.281cm" svg:x="3.64cm" svg:y="2.853cm" draw:page-number="7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8" draw:style-name="dp1" draw:master-page-name="Blue_20_Circles" presentation:presentation-page-layout-name="AL1T0">
        <draw:frame presentation:style-name="pr1" draw:text-style-name="P1" draw:layer="layout" svg:width="23.91cm" svg:height="3.507cm" svg:x="2.057cm" svg:y="1.743cm" presentation:class="title">
          <draw:text-box>
            <text:p text:style-name="P1">Very Quick Terminology Overview</text:p>
          </draw:text-box>
        </draw:frame>
        <draw:frame presentation:style-name="pr4" draw:text-style-name="P9" draw:layer="layout" svg:width="23.91cm" svg:height="13.23cm" svg:x="2.057cm" svg:y="5.838cm" presentation:class="subtitle">
          <draw:text-box>
            <text:p text:style-name="P9">The <text:span text:style-name="T7">header</text:span><text:span text:style-name="T8"> is the part of the email that determines where it came from, where it is going, and contains other meta-information. <text:s/>Some but not all email clients hide it, but most have an option to show it.</text:span></text:p>
            <text:p text:style-name="P9"><text:span text:style-name="T8"/></text:p>
            <text:p text:style-name="P9"><text:span text:style-name="T8">The </text:span><text:span text:style-name="T7">body</text:span><text:span text:style-name="T8"> is the part of the email that contains the message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8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9" draw:style-name="dp1" draw:master-page-name="Blue_20_Circles" presentation:presentation-page-layout-name="AL1T0">
        <draw:frame presentation:style-name="pr1" draw:text-style-name="P1" draw:layer="layout" svg:width="23.91cm" svg:height="3.507cm" svg:x="2.057cm" svg:y="1.743cm" presentation:class="title">
          <draw:text-box>
            <text:p text:style-name="P1">A small legitimate sample email</text:p>
          </draw:text-box>
        </draw:frame>
        <draw:frame presentation:style-name="pr4" draw:text-style-name="P11" draw:layer="layout" svg:width="23.91cm" svg:height="14.125cm" svg:x="2.057cm" svg:y="5.391cm" presentation:class="subtitle" presentation:user-transformed="true">
          <draw:text-box>
            <text:p text:style-name="P9"><text:span text:style-name="T9">Delivered-To: rmiller@duskglow.com</text:span></text:p>
            <text:p text:style-name="P9"><text:span text:style-name="T9"><text:s/></text:span><text:span text:style-name="T9">Return-Path: &lt;rmiller@duskglow.com&gt;</text:span></text:p>
            <text:p text:style-name="P9"><text:span text:style-name="T9"><text:s/></text:span><text:span text:style-name="T9">Received: from smtp108.sbc.mail.mud.yahoo.com (smtp108.sbc.mail.mud.yahoo.com [::ffff:68.142.198.207])</text:span></text:p>
            <text:p text:style-name="P9"><text:span text:style-name="T9">  </text:span><text:span text:style-name="T9">by kayan.duskglow.com with esmtp; Sun, 05 Feb 2006 13:48:43 -0500</text:span></text:p>
            <text:p text:style-name="P9"><text:span text:style-name="T9">  </text:span><text:span text:style-name="T9">id 0001F675.43E6488B.00003BF4</text:span></text:p>
            <text:p text:style-name="P9"><text:span text:style-name="T9"><text:s/></text:span><text:span text:style-name="T9">Received: (qmail 59916 invoked from network); 5 Feb 2006 18:44:22 -0000</text:span></text:p>
            <text:p text:style-name="P9"><text:span text:style-name="T9"><text:s/></text:span><text:span text:style-name="T9">Received: from unknown (HELO ppp-71-128-23-212.dsl.irvnca.pacbell.net) (duskglow@sbcglobal.net@71.128.23.212 with plain)</text:span></text:p>
            <text:p text:style-name="P9"><text:span text:style-name="T9">  </text:span><text:span text:style-name="T9">by smtp108.sbc.mail.mud.yahoo.com with SMTP; 5 Feb 2006 18:44:22 -0000</text:span></text:p>
            <text:p text:style-name="P9"><text:span text:style-name="T9"><text:s/></text:span><text:span text:style-name="T9">From: Russell Miller &lt;rmiller@duskglow.com&gt;</text:span></text:p>
            <text:p text:style-name="P9"><text:span text:style-name="T9"><text:s/></text:span><text:span text:style-name="T9">To: rmiller@ladyfaceconsulting.com</text:span></text:p>
            <text:p text:style-name="P9"><text:span text:style-name="T9"><text:s/></text:span><text:span text:style-name="T9">Subject: yay</text:span></text:p>
            <text:p text:style-name="P9"><text:span text:style-name="T9"><text:s/></text:span><text:span text:style-name="T9">Date: Sun, 5 Feb 2006 10:46:07 -0800</text:span></text:p>
            <text:p text:style-name="P9"><text:span text:style-name="T9"><text:s/></text:span><text:span text:style-name="T9">User-Agent: KMail/1.9.1</text:span></text:p>
            <text:p text:style-name="P9"><text:span text:style-name="T9"><text:s/></text:span><text:span text:style-name="T9">MIME-Version: 1.0</text:span></text:p>
            <text:p text:style-name="P9"><text:span text:style-name="T9"><text:s/></text:span><text:span text:style-name="T9">Content-Type: text/plain;</text:span></text:p>
            <text:p text:style-name="P9"><text:span text:style-name="T9">  </text:span><text:span text:style-name="T9">charset="us-ascii"</text:span></text:p>
            <text:p text:style-name="P9"><text:span text:style-name="T9"><text:s/></text:span><text:span text:style-name="T9">Content-Transfer-Encoding: 7bit</text:span></text:p>
            <text:p text:style-name="P9"><text:span text:style-name="T9"><text:s/></text:span><text:span text:style-name="T9">Content-Disposition: inline</text:span></text:p>
            <text:p text:style-name="P9"><text:span text:style-name="T9"><text:s/></text:span><text:span text:style-name="T9">Message-Id: &lt;200602051046.08358.rmiller@duskglow.com&gt;</text:span></text:p>
            <text:p text:style-name="P9"><text:span text:style-name="T9"><text:s/></text:span><text:span text:style-name="T9">X-Spam-Checker-Version: SpamAssassin 3.0.4 (2005-06-05) on kayan.duskglow.com</text:span></text:p>
            <text:p text:style-name="P9"><text:span text:style-name="T9"><text:s/></text:span><text:span text:style-name="T9">X-Spam-Level: </text:span></text:p>
            <text:p text:style-name="P9"><text:span text:style-name="T9"><text:s/></text:span><text:span text:style-name="T9">X-Spam-Status: No, score=-1.2 required=5.0 tests=AWL,BAYES_00 autolearn=ham </text:span></text:p>
            <text:p text:style-name="P9"><text:span text:style-name="T9">        </text:span><text:span text:style-name="T9">version=3.0.4</text:span></text:p>
            <text:p text:style-name="P9"><text:span text:style-name="T9"><text:s/></text:span><text:span text:style-name="T9">X-Virus-Status: No</text:span></text:p>
            <text:p text:style-name="P9"><text:span text:style-name="T9"><text:s/></text:span><text:span text:style-name="T9">X-Virus-Checker-Version: clamassassin 1.2.2 with clamscan / ClamAV 0.86.2/1276/Sat Feb  4 10:29:35 2006</text:span></text:p>
            <text:p text:style-name="P9"><text:span text:style-name="T9"><text:s/></text:span><text:span text:style-name="T9">Status: R</text:span></text:p>
            <text:p text:style-name="P9"><text:span text:style-name="T9"><text:s/></text:span><text:span text:style-name="T9">X-Status: NC</text:span></text:p>
            <text:p text:style-name="P9"><text:span text:style-name="T9"><text:s/></text:span><text:span text:style-name="T9">X-KMail-EncryptionState: </text:span></text:p>
            <text:p text:style-name="P9"><text:span text:style-name="T9"><text:s/></text:span><text:span text:style-name="T9">X-KMail-SignatureState: </text:span></text:p>
            <text:p text:style-name="P9"><text:span text:style-name="T9"><text:s/></text:span><text:span text:style-name="T9">X-KMail-MDN-Sent: </text:span></text:p>
            <text:p text:style-name="P9"><text:span text:style-name="T9"><text:s/></text:span></text:p>
            <text:p text:style-name="P9"><text:span text:style-name="T9">This is a test email sent for the benefit of the SCALE talk.</text:span></text:p>
            <text:p text:style-name="P1"><text:span text:style-name="T9"/></text:p>
          </draw:text-box>
        </draw:frame>
        <presentation:notes draw:style-name="dp2">
          <draw:page-thumbnail draw:style-name="gr1" draw:layer="layout" svg:width="13.708cm" svg:height="10.281cm" svg:x="3.64cm" svg:y="2.853cm" draw:page-number="9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0" draw:style-name="dp1" draw:master-page-name="Blue_20_Circles" presentation:presentation-page-layout-name="AL1T0">
        <draw:frame presentation:style-name="pr1" draw:text-style-name="P1" draw:layer="layout" svg:width="23.91cm" svg:height="3.507cm" svg:x="2.057cm" svg:y="1.743cm" presentation:class="title">
          <draw:text-box>
            <text:p text:style-name="P1">Some tricks of spammers</text:p>
          </draw:text-box>
        </draw:frame>
        <draw:frame presentation:style-name="pr4" draw:text-style-name="P12" draw:layer="layout" svg:width="23.91cm" svg:height="13.23cm" svg:x="2.057cm" svg:y="5.838cm" presentation:class="subtitle">
          <draw:text-box>
            <text:list text:style-name="L2">
              <text:list-item>
                <text:p text:style-name="P12">Forging of return addresses</text:p>
              </text:list-item>
            </text:list>
            <text:list text:style-name="L2">
              <text:list-item>
                <text:p text:style-name="P12">Inclusion of nonsense</text:p>
              </text:list-item>
            </text:list>
            <text:list text:style-name="L2">
              <text:list-item>
                <text:p text:style-name="P12">Putting their message into images</text:p>
              </text:list-item>
            </text:list>
            <text:list text:style-name="L2">
              <text:list-item>
                <text:p text:style-name="P12">Using hijacked open proxies</text:p>
              </text:list-item>
            </text:list>
            <text:list text:style-name="L2">
              <text:list-item>
                <text:p text:style-name="P12">Deceptive subject lines</text:p>
              </text:list-item>
            </text:list>
            <text:list text:style-name="L2">
              <text:list-item>
                <text:p text:style-name="P12"/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0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1" draw:style-name="dp1" draw:master-page-name="Blue_20_Circles" presentation:presentation-page-layout-name="AL1T0">
        <draw:frame presentation:style-name="pr1" draw:text-style-name="P1" draw:layer="layout" svg:width="23.91cm" svg:height="3.751cm" svg:x="2.057cm" svg:y="1.621cm" presentation:class="title" presentation:user-transformed="true">
          <draw:text-box>
            <text:p text:style-name="P1">Why the spam problem is so difficult to address</text:p>
          </draw:text-box>
        </draw:frame>
        <draw:frame presentation:style-name="pr4" draw:text-style-name="P1" draw:layer="layout" svg:width="23.91cm" svg:height="13.23cm" svg:x="2.057cm" svg:y="5.838cm" presentation:class="subtitle">
          <draw:text-box>
            <text:p text:style-name="P1">The number one reason is:</text:p>
            <text:p text:style-name="P1"/>
            <text:p text:style-name="P1">They have access to the same tools we do, and can figure out ways to get around them.</text:p>
            <text:p text:style-name="P1"/>
            <text:p text:style-name="P1">It takes time for the anti-spam community to adapt to these new techniques.</text:p>
          </draw:text-box>
        </draw:frame>
        <presentation:notes draw:style-name="dp2">
          <draw:page-thumbnail draw:style-name="gr1" draw:layer="layout" svg:width="13.708cm" svg:height="10.281cm" svg:x="3.64cm" svg:y="2.853cm" draw:page-number="11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2" draw:style-name="dp1" draw:master-page-name="Blue_20_Circles" presentation:presentation-page-layout-name="AL1T0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The Four Rules of Spammers</text:p>
          </draw:text-box>
        </draw:frame>
        <draw:frame presentation:style-name="pr4" draw:text-style-name="P13" draw:layer="layout" svg:width="23.91cm" svg:height="13.23cm" svg:x="2.057cm" svg:y="5.839cm" presentation:class="subtitle" presentation:user-transformed="true">
          <draw:text-box>
            <text:p text:style-name="P9"><text:span text:style-name="T4">1. <text:s/>Spammers lie.</text:span></text:p>
            <text:p text:style-name="P9"><text:span text:style-name="T4">2. <text:s/>If it ever appears that a spammer is telling the truth, see rule #1.</text:span></text:p>
            <text:p text:style-name="P9"><text:span text:style-name="T4">3. <text:s/>Spammers are stupid</text:span></text:p>
            <text:p text:style-name="P9"><text:span text:style-name="T4">4. <text:s/>The natural course of a spamming business is towards bankruptcy.</text:span></text:p>
            <text:p text:style-name="P9"><text:span text:style-name="T4"/></text:p>
            <text:p text:style-name="P9"><text:span text:style-name="T4">(Rule #4, btw, is why if you are ever thinking about spamming, don’t.)</text:span></text:p>
            <text:p text:style-name="P9"><text:span text:style-name="T4"/></text:p>
            <text:p text:style-name="P9"><text:span text:style-name="T4">You can easily recognize any spammers attending this talk right now by their rapidly receding forms exiting the door, cussing me out.</text:span></text:p>
            <text:p text:style-name="P9"><text:span text:style-name="T4"/></text:p>
            <text:p text:style-name="P9"><text:span text:style-name="T10">(Thanks to Patricia Schaffer, the NANAE rules-keeper)</text:span></text:p>
            <text:p text:style-name="P9"><text:span text:style-name="T10">See http://bruce.pennypacker.org/spamrules.html for more rules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2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3" draw:style-name="dp1" draw:master-page-name="Blue_20_Circles" presentation:presentation-page-layout-name="AL1T0">
        <draw:frame presentation:style-name="pr1" draw:text-style-name="P1" draw:layer="layout" svg:width="23.91cm" svg:height="3.507cm" svg:x="2.057cm" svg:y="1.743cm" presentation:class="title">
          <draw:text-box>
            <text:p text:style-name="P1">DNS Blocklists</text:p>
          </draw:text-box>
        </draw:frame>
        <draw:frame presentation:style-name="pr4" draw:text-style-name="P9" draw:layer="layout" svg:width="23.91cm" svg:height="15.06cm" svg:x="2.057cm" svg:y="4.924cm" presentation:class="subtitle" presentation:user-transformed="true">
          <draw:text-box>
            <text:p text:style-name="P9">DNS Blocklists are basically a database of IP addresses that the blocklist operators do not trust.</text:p>
            <text:p text:style-name="P9"/>
            <text:p text:style-name="P9">Different blocklists have different purposes and varying degrees of accuracy in meeting those stated purposes.</text:p>
            <text:p text:style-name="P9"/>
            <text:p text:style-name="P9">Do not use <text:span text:style-name="T7">any</text:span><text:span text:style-name="T8"> blocklist without first deciding whether it meets your needs and has an acceptable error rate and listing/delisting policy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3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4" draw:style-name="dp1" draw:master-page-name="Blue_20_Circles" presentation:presentation-page-layout-name="AL1T0">
        <draw:frame presentation:style-name="pr1" draw:text-style-name="P1" draw:layer="layout" svg:width="23.91cm" svg:height="3.507cm" svg:x="2.057cm" svg:y="1.743cm" presentation:class="title">
          <draw:text-box>
            <text:p text:style-name="P1">Spamhaus</text:p>
          </draw:text-box>
        </draw:frame>
        <draw:frame presentation:style-name="pr4" draw:text-style-name="P4" draw:layer="layout" svg:width="23.91cm" svg:height="13.313cm" svg:x="2cm" svg:y="5.5cm" presentation:class="subtitle" presentation:user-transformed="true">
          <draw:text-box>
            <text:p text:style-name="P9"><text:span text:style-name="T1">Spamhaus operates a blocklist of known spam operations and sources.</text:span></text:p>
            <text:p text:style-name="P9"><text:span text:style-name="T1"/></text:p>
            <text:p text:style-name="P9"><text:span text:style-name="T1">Spamhaus tends to be very conservative about what it lists. <text:s/>Most users can block on spamhaus’s SBL with few false positives.</text:span></text:p>
            <text:p text:style-name="P9"><text:span text:style-name="T1"/></text:p>
            <text:p text:style-name="P9"><text:span text:style-name="T1">Spamhaus also operates the XBL/CBL list along with abuseat. <text:s/>This is a list of known open proxies. <text:s/>This DNSBL can also be used safely, as it also tends to only target sources of spam and not legitimate email.</text:span></text:p>
            <text:p text:style-name="P9"><text:span text:style-name="T1"/></text:p>
            <text:p text:style-name="P9"><text:span text:style-name="T1">See </text:span><text:span text:style-name="T1"><text:a xlink:href="http://www.spamhaus.org/">http://www.spamhaus.org</text:a></text:span><text:span text:style-name="T1"> for more information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4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5" draw:style-name="dp1" draw:master-page-name="Blue_20_Circles" presentation:presentation-page-layout-name="AL1T0">
        <draw:frame presentation:style-name="pr1" draw:text-style-name="P1" draw:layer="layout" svg:width="23.91cm" svg:height="3.507cm" svg:x="2.057cm" svg:y="1.743cm" presentation:class="title">
          <draw:text-box>
            <text:p text:style-name="P1">SPEWS</text:p>
          </draw:text-box>
        </draw:frame>
        <draw:frame presentation:style-name="pr4" draw:text-style-name="P4" draw:layer="layout" svg:width="23.91cm" svg:height="13.364cm" svg:x="2.057cm" svg:y="5.772cm" presentation:class="subtitle" presentation:user-transformed="true">
          <draw:text-box>
            <text:p text:style-name="P9"><text:span text:style-name="T1">SPEWS stands for Spam Prevention Early Warning System.</text:span></text:p>
            <text:p text:style-name="P9"><text:span text:style-name="T1"/></text:p>
            <text:p text:style-name="P9"><text:span text:style-name="T1">SPEWS blocks on known spam sources. <text:s/>However, they also tend to block large swaths of networks that are </text:span><text:span text:style-name="T11">likely</text:span><text:span text:style-name="T12"> to send spam. <text:s/>Unfortunately, these networks also usually send legitimate mail (which is one reason that the spammers are put on these networks in the first place – </text:span><text:span text:style-name="T11">Not every ISP or provider is on our side)</text:span><text:span text:style-name="T12">.</text:span></text:p>
            <text:p text:style-name="P9"><text:span text:style-name="T12"/></text:p>
            <text:p text:style-name="P9"><text:span text:style-name="T12">SPEWS is effective in blocking spam, unfortunately it’s also effective in blocking non-spam. <text:s/>SPEWS should not be used for blocking on a production email system. <text:s/>It can be used for weighting, however. <text:s/>More on that later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5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6" draw:style-name="dp1" draw:master-page-name="Blue_20_Circles" presentation:presentation-page-layout-name="AL1T0">
        <draw:frame presentation:style-name="pr1" draw:text-style-name="P1" draw:layer="layout" svg:width="23.91cm" svg:height="3.507cm" svg:x="2.057cm" svg:y="1.743cm" presentation:class="title">
          <draw:text-box>
            <text:p text:style-name="P1">SORBS</text:p>
          </draw:text-box>
        </draw:frame>
        <draw:frame presentation:style-name="pr4" draw:text-style-name="P9" draw:layer="layout" svg:width="23.91cm" svg:height="13.23cm" svg:x="2.057cm" svg:y="5.838cm" presentation:class="subtitle">
          <draw:text-box>
            <text:p text:style-name="P9">SORBS tends to list according to spam that they receive. However, they demand a $50 fine for delisting, to be paid to a charity approved by SORBS. <text:s/>For this reason, they tend to be controversial.</text:p>
            <text:p text:style-name="P9"/>
            <text:p text:style-name="P9">Generally safe to use. <text:s/>Investigate this one before using.</text:p>
          </draw:text-box>
        </draw:frame>
        <presentation:notes draw:style-name="dp2">
          <draw:page-thumbnail draw:style-name="gr1" draw:layer="layout" svg:width="13.708cm" svg:height="10.281cm" svg:x="3.64cm" svg:y="2.853cm" draw:page-number="16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7" draw:style-name="dp1" draw:master-page-name="Blue_20_Circles" presentation:presentation-page-layout-name="AL1T0">
        <draw:frame presentation:style-name="pr1" draw:text-style-name="P1" draw:layer="layout" svg:width="23.91cm" svg:height="3.507cm" svg:x="2.057cm" svg:y="1.743cm" presentation:class="title">
          <draw:text-box>
            <text:p text:style-name="P1">Different zones</text:p>
          </draw:text-box>
        </draw:frame>
        <draw:frame presentation:style-name="pr4" draw:text-style-name="P9" draw:layer="layout" svg:width="23.91cm" svg:height="13.671cm" svg:x="2.057cm" svg:y="5.618cm" presentation:class="subtitle" presentation:user-transformed="true">
          <draw:text-box>
            <text:p text:style-name="P9">Many blocklists have different zones, which are sub-databases. <text:s/>One zone may be perfectly fine for your needs, while another may not.</text:p>
            <text:p text:style-name="P9"/>
            <text:p text:style-name="P9">Because of this, I reiterate that you need to examine each blocklist and zone according to your needs and understand what each one does before using it.</text:p>
            <text:p text:style-name="P9"/>
            <text:p text:style-name="P9">Otherwise YOU WILL LOSE MAIL.</text:p>
          </draw:text-box>
        </draw:frame>
        <presentation:notes draw:style-name="dp2">
          <draw:page-thumbnail draw:style-name="gr1" draw:layer="layout" svg:width="13.708cm" svg:height="10.281cm" svg:x="3.64cm" svg:y="2.853cm" draw:page-number="17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8" draw:style-name="dp1" draw:master-page-name="Blue_20_Circles" presentation:presentation-page-layout-name="AL1T0">
        <draw:frame presentation:style-name="pr1" draw:text-style-name="P1" draw:layer="layout" svg:width="23.91cm" svg:height="3.507cm" svg:x="2.057cm" svg:y="1.743cm" presentation:class="title">
          <draw:text-box>
            <text:p text:style-name="P1">SPF/Domainkeys</text:p>
          </draw:text-box>
        </draw:frame>
        <draw:frame presentation:style-name="pr4" draw:text-style-name="P1" draw:layer="layout" svg:width="23.91cm" svg:height="13.23cm" svg:x="2.057cm" svg:y="5.838cm" presentation:class="subtitle">
          <draw:text-box>
            <text:p text:style-name="P1">Both SPF and Domainkeys make use of DNS.</text:p>
          </draw:text-box>
        </draw:frame>
        <presentation:notes draw:style-name="dp2">
          <draw:page-thumbnail draw:style-name="gr1" draw:layer="layout" svg:width="13.708cm" svg:height="10.281cm" svg:x="3.64cm" svg:y="2.853cm" draw:page-number="18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9" draw:style-name="dp1" draw:master-page-name="Blue_20_Circles" presentation:presentation-page-layout-name="AL1T0">
        <draw:frame presentation:style-name="pr1" draw:text-style-name="P1" draw:layer="layout" svg:width="23.91cm" svg:height="3.507cm" svg:x="2.057cm" svg:y="1.743cm" presentation:class="title">
          <draw:text-box>
            <text:p text:style-name="P1">SPF</text:p>
          </draw:text-box>
        </draw:frame>
        <draw:frame presentation:style-name="pr4" draw:text-style-name="P4" draw:layer="layout" svg:width="23.91cm" svg:height="13.23cm" svg:x="2.057cm" svg:y="5.838cm" presentation:class="subtitle" presentation:user-transformed="true">
          <draw:text-box>
            <text:p text:style-name="P9"><text:span text:style-name="T1">SPF stands for “Sender Permitted From”</text:span></text:p>
            <text:p text:style-name="P9"><text:span text:style-name="T1"/></text:p>
            <text:p text:style-name="P9"><text:span text:style-name="T1">It allows the owner of a domain to put a description of servers allowed to send mail from that domain into a DNS record. <text:s/>In theory, the receiving mail server will check it, and can decide whether to accept the email based upon the results.</text:span></text:p>
            <text:p text:style-name="P9"><text:span text:style-name="T1"/></text:p>
            <text:p text:style-name="P9"><text:span text:style-name="T1">Use of this technique is somewhat controversial, but it should be helpful in eliminating forged emails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9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0" draw:style-name="dp1" draw:master-page-name="Blue_20_Circles" presentation:presentation-page-layout-name="AL1T0">
        <draw:frame presentation:style-name="pr1" draw:text-style-name="P1" draw:layer="layout" svg:width="23.91cm" svg:height="3.507cm" svg:x="2.057cm" svg:y="1.743cm" presentation:class="title">
          <draw:text-box>
            <text:p text:style-name="P1">DomainKeys</text:p>
          </draw:text-box>
        </draw:frame>
        <draw:frame presentation:style-name="pr4" draw:text-style-name="P9" draw:layer="layout" svg:width="23.91cm" svg:height="13.23cm" svg:x="2.057cm" svg:y="5.838cm" presentation:class="subtitle">
          <draw:text-box>
            <text:p text:style-name="P9">DomainKeys relies on a public/private keypair, of which the public key is published in DNS, in a manner similar to an SPF record.</text:p>
            <text:p text:style-name="P9"/>
            <text:p text:style-name="P9">The sending server signs the message, and the receiving server checks the message against the key in DNS. <text:s/>If it doesn’t match, the message can be discarded or weighted down.</text:p>
          </draw:text-box>
        </draw:frame>
        <presentation:notes draw:style-name="dp2">
          <draw:page-thumbnail draw:style-name="gr1" draw:layer="layout" svg:width="13.708cm" svg:height="10.281cm" svg:x="3.64cm" svg:y="2.853cm" draw:page-number="20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1" draw:style-name="dp1" draw:master-page-name="Blue_20_Circles" presentation:presentation-page-layout-name="AL1T0">
        <draw:frame presentation:style-name="pr1" draw:text-style-name="P1" draw:layer="layout" svg:width="23.91cm" svg:height="3.507cm" svg:x="2.057cm" svg:y="1.743cm" presentation:class="title">
          <draw:text-box>
            <text:p text:style-name="P1">Sendmail</text:p>
          </draw:text-box>
        </draw:frame>
        <draw:frame presentation:style-name="pr4" draw:text-style-name="P9" draw:layer="layout" svg:width="23.91cm" svg:height="13.23cm" svg:x="2.057cm" svg:y="5.838cm" presentation:class="subtitle">
          <draw:text-box>
            <text:p text:style-name="P9">Sendmail is an MTA, or Mail Transfer Agent. <text:s/>Many admins have their favorite MTA, such as postfix, courier, exim, etc. <text:s/>I use sendmail mostly, so that is what I will go into here. <text:s/>You can find instructions on how to do most everything here for your preferred mail server on google.</text:p>
          </draw:text-box>
        </draw:frame>
        <presentation:notes draw:style-name="dp2">
          <draw:page-thumbnail draw:style-name="gr1" draw:layer="layout" svg:width="13.708cm" svg:height="10.281cm" svg:x="3.64cm" svg:y="2.853cm" draw:page-number="21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2" draw:style-name="dp1" draw:master-page-name="Blue_20_Circles" presentation:presentation-page-layout-name="AL1T0">
        <draw:frame presentation:style-name="pr1" draw:text-style-name="P1" draw:layer="layout" svg:width="23.91cm" svg:height="3.507cm" svg:x="2.057cm" svg:y="1.743cm" presentation:class="title">
          <draw:text-box>
            <text:p text:style-name="P1">MTA</text:p>
          </draw:text-box>
        </draw:frame>
        <draw:frame presentation:style-name="pr4" draw:text-style-name="P9" draw:layer="layout" svg:width="23.91cm" svg:height="13.23cm" svg:x="2.057cm" svg:y="5.838cm" presentation:class="subtitle">
          <draw:text-box>
            <text:p text:style-name="P9">The purpose of an MTA is to accept and send mail.</text:p>
            <text:p text:style-name="P9"/>
            <text:p text:style-name="P9">However, it’s a little more complex than that.</text:p>
            <text:p text:style-name="P9">The software, not the complex. <text:s/>Most MTAs have a surprisingly complex configuration.</text:p>
          </draw:text-box>
        </draw:frame>
        <presentation:notes draw:style-name="dp2">
          <draw:page-thumbnail draw:style-name="gr1" draw:layer="layout" svg:width="13.708cm" svg:height="10.281cm" svg:x="3.64cm" svg:y="2.853cm" draw:page-number="22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3" draw:style-name="dp1" draw:master-page-name="Blue_20_Circles" presentation:presentation-page-layout-name="AL1T0">
        <draw:frame presentation:style-name="pr1" draw:text-style-name="P1" draw:layer="layout" svg:width="23.91cm" svg:height="3.751cm" svg:x="2.057cm" svg:y="1.621cm" presentation:class="title" presentation:user-transformed="true">
          <draw:text-box>
            <text:p text:style-name="P1">Configuring Sendmail to use blocklists</text:p>
          </draw:text-box>
        </draw:frame>
        <draw:frame presentation:style-name="pr4" draw:text-style-name="P1" draw:layer="layout" svg:width="23.91cm" svg:height="13.23cm" svg:x="2.09cm" svg:y="5.77cm" presentation:class="subtitle" presentation:user-transformed="true">
          <draw:text-box>
            <text:p text:style-name="P9">Just add a line similar to the following to the sendmail.mc file, and rebuild the configuration.</text:p>
            <text:p text:style-name="P1"><text:span text:style-name="T13"/></text:p>
            <text:p text:style-name="P9"><text:span text:style-name="T10">FEATURE(`dnsbl', `sbl.spamhaus.org', `"550 Mail from " $`'&amp;{client_addr} " refused - see http://www.spamhaus.org/sbl/"')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3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4" draw:style-name="dp1" draw:master-page-name="Blue_20_Circles" presentation:presentation-page-layout-name="AL1T0">
        <draw:frame presentation:style-name="pr1" draw:text-style-name="P1" draw:layer="layout" svg:width="23.91cm" svg:height="3.507cm" svg:x="2.057cm" svg:y="1.743cm" presentation:class="title">
          <draw:text-box>
            <text:p text:style-name="P1">Catchall Addresses</text:p>
          </draw:text-box>
        </draw:frame>
        <draw:frame presentation:style-name="pr4" draw:text-style-name="P4" draw:layer="layout" svg:width="23.91cm" svg:height="15.378cm" svg:x="2.057cm" svg:y="4.765cm" presentation:class="subtitle" presentation:user-transformed="true">
          <draw:text-box>
            <text:p text:style-name="P9"><text:span text:style-name="T1">Catchall addresses allow you to receive mail to all addresses at a domain.</text:span></text:p>
            <text:p text:style-name="P9"><text:span text:style-name="T1"/></text:p>
            <text:p text:style-name="P9"><text:span text:style-name="T1">The plus side of using one of these is that you never have to add new addresses, and you can create new ones whenever you need one. <text:s/>This helps in catching spam, as you can create a specific address for a website, for example, and if they sell it you can just turn it off.</text:span></text:p>
            <text:p text:style-name="P9"><text:span text:style-name="T1"/></text:p>
            <text:p text:style-name="P9"><text:span text:style-name="T1">It is a disadvantage because if spammers probe your machine to see what it will accept, it’ll accept </text:span><text:span text:style-name="T11">everything</text:span><text:span text:style-name="T1">, so you will end up with millions of addresses on their spammy lists, all going right to your mailbox.</text:span></text:p>
            <text:p text:style-name="P9"><text:span text:style-name="T1"/></text:p>
            <text:p text:style-name="P9"><text:span text:style-name="T1">Don’t use catchall if you can avoid it. <text:s/>It’ll save you grief later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4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5" draw:style-name="dp1" draw:master-page-name="Blue_20_Circles" presentation:presentation-page-layout-name="AL1T0">
        <draw:frame presentation:style-name="pr1" draw:text-style-name="P1" draw:layer="layout" svg:width="23.91cm" svg:height="3.507cm" svg:x="2.057cm" svg:y="1.743cm" presentation:class="title">
          <draw:text-box>
            <text:p text:style-name="P1">Spamtraps</text:p>
          </draw:text-box>
        </draw:frame>
        <draw:frame presentation:style-name="pr4" draw:text-style-name="P4" draw:layer="layout" svg:width="23.91cm" svg:height="13.23cm" svg:x="2.057cm" svg:y="5.838cm" presentation:class="subtitle" presentation:user-transformed="true">
          <draw:text-box>
            <text:p text:style-name="P9"><text:span text:style-name="T1">One technique you can use to catch spam is a spamtrap. <text:s/>Create an email address whose sole purpose is to receive spam, and never use it for anything legitimate.</text:span></text:p>
            <text:p text:style-name="P9"><text:span text:style-name="T1"/></text:p>
            <text:p text:style-name="P9"><text:span text:style-name="T1">You know that if anything reaches that mailbox, it is spam. <text:s/>You can then pipe it right to a script that blocks that IP address using either sendmail’s access file, or iptables, if you’re feeling particularly BOFHish.</text:span></text:p>
            <text:p text:style-name="P9"><text:span text:style-name="T1"/></text:p>
            <text:p text:style-name="P9"><text:span text:style-name="T1">Connecting it to a space laser is probably overkill, and I can’t imagine cooked spammer smelling all that good..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5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6" draw:style-name="dp1" draw:master-page-name="Blue_20_Circles" presentation:presentation-page-layout-name="AL1T0">
        <draw:frame presentation:style-name="pr1" draw:text-style-name="P1" draw:layer="layout" svg:width="23.91cm" svg:height="3.751cm" svg:x="2.057cm" svg:y="1.621cm" presentation:class="title" presentation:user-transformed="true">
          <draw:text-box>
            <text:p text:style-name="P1">Using SPF or domainkeys with sendmail</text:p>
          </draw:text-box>
        </draw:frame>
        <draw:frame presentation:style-name="pr4" draw:text-style-name="P1" draw:layer="layout" svg:width="23.91cm" svg:height="13.23cm" svg:x="2.057cm" svg:y="5.838cm" presentation:class="subtitle">
          <draw:text-box>
            <text:p text:style-name="P1">There are milters available to use both. <text:s/>Libspf for SPF, and dk-milter for domainkeys. <text:s/>Installation of this software is beyond the scope of this talk, but is fairly straightforward.</text:p>
          </draw:text-box>
        </draw:frame>
        <presentation:notes draw:style-name="dp2">
          <draw:page-thumbnail draw:style-name="gr1" draw:layer="layout" svg:width="13.708cm" svg:height="10.281cm" svg:x="3.64cm" svg:y="2.853cm" draw:page-number="26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7" draw:style-name="dp1" draw:master-page-name="Blue_20_Circles" presentation:presentation-page-layout-name="AL1T0">
        <draw:frame presentation:style-name="pr1" draw:text-style-name="P1" draw:layer="layout" svg:width="23.91cm" svg:height="3.507cm" svg:x="2.057cm" svg:y="1.743cm" presentation:class="title">
          <draw:text-box>
            <text:p text:style-name="P1">Mimedefang</text:p>
          </draw:text-box>
        </draw:frame>
        <draw:frame presentation:style-name="pr4" draw:text-style-name="P9" draw:layer="layout" svg:width="23.91cm" svg:height="13.23cm" svg:x="2.057cm" svg:y="5.838cm" presentation:class="subtitle">
          <draw:text-box>
            <text:p text:style-name="P9">Mimedefang is a tool that interfaces with sendmail as a milter to provide a perl-based rule structure inside sendmail.</text:p>
            <text:p text:style-name="P9"/>
            <text:p text:style-name="P9">Mimedefang can be useful with other mailers, but is most useful with sendmail, as some other mailers already incorporate most of mimedefang’s functionality.</text:p>
          </draw:text-box>
        </draw:frame>
        <presentation:notes draw:style-name="dp2">
          <draw:page-thumbnail draw:style-name="gr1" draw:layer="layout" svg:width="13.708cm" svg:height="10.281cm" svg:x="3.64cm" svg:y="2.853cm" draw:page-number="27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8" draw:style-name="dp1" draw:master-page-name="Blue_20_Circles" presentation:presentation-page-layout-name="AL1T0">
        <draw:frame presentation:style-name="pr1" draw:text-style-name="P1" draw:layer="layout" svg:width="23.91cm" svg:height="3.751cm" svg:x="2.057cm" svg:y="1.621cm" presentation:class="title" presentation:user-transformed="true">
          <draw:text-box>
            <text:p text:style-name="P1">Configuring and using mimedefang</text:p>
          </draw:text-box>
        </draw:frame>
        <draw:frame presentation:style-name="pr4" draw:text-style-name="P9" draw:layer="layout" svg:width="23.91cm" svg:height="13.23cm" svg:x="2.057cm" svg:y="5.838cm" presentation:class="subtitle">
          <draw:text-box>
            <text:p text:style-name="P9">Mimedefang is configured, at least on Fedora Core 4, using /etc/sysconfig/mimedefang. <text:s/>Since MimeDefang will by default reject messages that it cannot process, you should have enough horsepower and MimeDefang slaves available to handle your mail load. <text:s/>MimeDefang (especially along with SpamAssassin) is something of a processor hog.</text:p>
          </draw:text-box>
        </draw:frame>
        <presentation:notes draw:style-name="dp2">
          <draw:page-thumbnail draw:style-name="gr1" draw:layer="layout" svg:width="13.708cm" svg:height="10.281cm" svg:x="3.64cm" svg:y="2.853cm" draw:page-number="28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9" draw:style-name="dp1" draw:master-page-name="Blue_20_Circles" presentation:presentation-page-layout-name="AL1T0">
        <draw:frame presentation:style-name="pr1" draw:text-style-name="P1" draw:layer="layout" svg:width="23.91cm" svg:height="3.507cm" svg:x="2.057cm" svg:y="1.743cm" presentation:class="title">
          <draw:text-box>
            <text:p text:style-name="P1">Customizing mimedefang-filter</text:p>
          </draw:text-box>
        </draw:frame>
        <draw:frame presentation:style-name="pr4" draw:text-style-name="P14" draw:layer="layout" svg:width="23.91cm" svg:height="13.23cm" svg:x="2.057cm" svg:y="5.839cm" presentation:class="subtitle" presentation:user-transformed="true">
          <draw:text-box>
            <text:p text:style-name="P9"><text:span text:style-name="T14">/etc/mail/mimedefang-filter is a perl script that customizes almost every aspect of MimeDefang. <text:s/>You can use it to fine-tune what kind of mail you accept and reject. <text:s/>Used along with SpamAssassin and ClamAV, you can use it to control very finely what kind of mail you want to get through.</text:span></text:p>
            <text:p text:style-name="P9"><text:span text:style-name="T14"/></text:p>
            <text:p text:style-name="P9"><text:span text:style-name="T14">You could reject mail with ‘a’ in the body, for example. <text:s/>That would probably fix your spam problem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9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0" draw:style-name="dp1" draw:master-page-name="Blue_20_Circles" presentation:presentation-page-layout-name="AL1T0">
        <draw:frame presentation:style-name="pr1" draw:text-style-name="P1" draw:layer="layout" svg:width="23.91cm" svg:height="3.507cm" svg:x="2.057cm" svg:y="1.743cm" presentation:class="title">
          <draw:text-box>
            <text:p text:style-name="P1">Using Spamassassin</text:p>
          </draw:text-box>
        </draw:frame>
        <draw:frame presentation:style-name="pr4" draw:text-style-name="P9" draw:layer="layout" svg:width="23.91cm" svg:height="13.23cm" svg:x="2.057cm" svg:y="5.838cm" presentation:class="subtitle">
          <draw:text-box>
            <text:p text:style-name="P9">SpamAssassin is an open-source tool designed to apply rules to an email. <text:s/>Those rules determine whether or not the email is spam or not.</text:p>
          </draw:text-box>
        </draw:frame>
        <presentation:notes draw:style-name="dp2">
          <draw:page-thumbnail draw:style-name="gr1" draw:layer="layout" svg:width="13.708cm" svg:height="10.281cm" svg:x="3.64cm" svg:y="2.853cm" draw:page-number="30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1" draw:style-name="dp1" draw:master-page-name="Blue_20_Circles" presentation:presentation-page-layout-name="AL1T0">
        <draw:frame presentation:style-name="pr1" draw:text-style-name="P1" draw:layer="layout" svg:width="23.91cm" svg:height="3.507cm" svg:x="2.057cm" svg:y="1.743cm" presentation:class="title">
          <draw:text-box>
            <text:p text:style-name="P1">Configuring SpamAssassin</text:p>
          </draw:text-box>
        </draw:frame>
        <draw:frame presentation:style-name="pr4" draw:text-style-name="P9" draw:layer="layout" svg:width="23.91cm" svg:height="13.23cm" svg:x="2.057cm" svg:y="5.838cm" presentation:class="subtitle">
          <draw:text-box>
            <text:p text:style-name="P9">SpamAssassin has a rich ruleset. <text:s/>To alter the local configuration, just edit /etc/mail/local.cf. <text:s/>The changes will take effect immediately in most cases.</text:p>
          </draw:text-box>
        </draw:frame>
        <presentation:notes draw:style-name="dp2">
          <draw:page-thumbnail draw:style-name="gr1" draw:layer="layout" svg:width="13.708cm" svg:height="10.281cm" svg:x="3.64cm" svg:y="2.853cm" draw:page-number="31" presentation:class="page"/>
          <draw:frame presentation:style-name="pr3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2" draw:style-name="dp1" draw:master-page-name="Blue_20_Circles" presentation:presentation-page-layout-name="AL1T0">
        <draw:frame presentation:style-name="pr1" draw:text-style-name="P1" draw:layer="layout" svg:width="23.91cm" svg:height="3.751cm" svg:x="2.057cm" svg:y="1.621cm" presentation:class="title" presentation:user-transformed="true">
          <draw:text-box>
            <text:p text:style-name="P1">Using MimeDefang with SpamAssassin</text:p>
          </draw:text-box>
        </draw:frame>
        <draw:frame presentation:style-name="pr4" draw:text-style-name="P9" draw:layer="layout" svg:width="23.91cm" svg:height="13.23cm" svg:x="2.057cm" svg:y="5.838cm" presentation:class="subtitle">
          <draw:text-box>
            <text:p text:style-name="P9">SpamAssassin, as well as several other free modules, can be used with MimeDefang.</text:p>
            <text:p text:style-name="P9">Just install SpamAssassin first, then tell MimeDefang to use it when installing it, and all will be well.</text:p>
          </draw:text-box>
        </draw:frame>
        <presentation:notes draw:style-name="dp2">
          <draw:page-thumbnail draw:style-name="gr1" draw:layer="layout" svg:width="13.708cm" svg:height="10.281cm" svg:x="3.64cm" svg:y="2.853cm" draw:page-number="32" presentation:class="page"/>
          <draw:frame presentation:style-name="pr3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3" draw:style-name="dp1" draw:master-page-name="Blue_20_Circles" presentation:presentation-page-layout-name="AL1T0">
        <draw:frame presentation:style-name="pr1" draw:text-style-name="P1" draw:layer="layout" svg:width="23.91cm" svg:height="3.751cm" svg:x="2.057cm" svg:y="1.621cm" presentation:class="title" presentation:user-transformed="true">
          <draw:text-box>
            <text:p text:style-name="P1">How MimeDefang and SpamAssassin Interact</text:p>
          </draw:text-box>
        </draw:frame>
        <draw:frame presentation:style-name="pr4" draw:text-style-name="P9" draw:layer="layout" svg:width="23.91cm" svg:height="13.23cm" svg:x="2.057cm" svg:y="5.838cm" presentation:class="subtitle">
          <draw:text-box>
            <text:p text:style-name="P9">SpamAssassin, being a perl module, is actually called from inside mimedefang-filter.</text:p>
            <text:p text:style-name="P9"/>
            <text:p text:style-name="P9">MimeDefang then takes the results of the SpamAssassin run and takes configurable actions, such as adding a “*****SPAM*****” prefix, and adding or modifying header entries.</text:p>
          </draw:text-box>
        </draw:frame>
        <presentation:notes draw:style-name="dp2">
          <draw:page-thumbnail draw:style-name="gr1" draw:layer="layout" svg:width="13.708cm" svg:height="10.281cm" svg:x="3.64cm" svg:y="2.853cm" draw:page-number="33" presentation:class="page"/>
          <draw:frame presentation:style-name="pr3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4" draw:style-name="dp1" draw:master-page-name="Blue_20_Circles" presentation:presentation-page-layout-name="AL1T0">
        <draw:frame presentation:style-name="pr1" draw:text-style-name="P1" draw:layer="layout" svg:width="23.91cm" svg:height="3.751cm" svg:x="2.057cm" svg:y="1.621cm" presentation:class="title" presentation:user-transformed="true">
          <draw:text-box>
            <text:p text:style-name="P1">Downsides of using SpamAssassin with MimeDefang</text:p>
          </draw:text-box>
        </draw:frame>
        <draw:frame presentation:style-name="pr4" draw:text-style-name="P9" draw:layer="layout" svg:width="23.91cm" svg:height="13.23cm" svg:x="2.057cm" svg:y="5.838cm" presentation:class="subtitle">
          <draw:text-box>
            <text:p text:style-name="P9">You don’t get individual user_prefs files – the configurations are global. <text:s/>Changes made to the configuration affect everyone.</text:p>
            <text:p text:style-name="P9"/>
            <text:p text:style-name="P9">You have to restart mimedefang for any changes to the local.cf to take effect.</text:p>
          </draw:text-box>
        </draw:frame>
        <presentation:notes draw:style-name="dp2">
          <draw:page-thumbnail draw:style-name="gr1" draw:layer="layout" svg:width="13.708cm" svg:height="10.281cm" svg:x="3.64cm" svg:y="2.853cm" draw:page-number="34" presentation:class="page"/>
          <draw:frame presentation:style-name="pr3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5" draw:style-name="dp1" draw:master-page-name="Blue_20_Circles" presentation:presentation-page-layout-name="AL1T0">
        <draw:frame presentation:style-name="pr1" draw:text-style-name="P1" draw:layer="layout" svg:width="23.91cm" svg:height="3.751cm" svg:x="2.057cm" svg:y="1.621cm" presentation:class="title" presentation:user-transformed="true">
          <draw:text-box>
            <text:p text:style-name="P1">Using Linux NetFilter to block spam</text:p>
          </draw:text-box>
        </draw:frame>
        <draw:frame presentation:style-name="pr4" draw:text-style-name="P9" draw:layer="layout" svg:width="23.91cm" svg:height="13.23cm" svg:x="2.057cm" svg:y="5.838cm" presentation:class="subtitle">
          <draw:text-box>
            <text:p text:style-name="P9">Linux Netfilter is the raw packet firewall interface. <text:s/>You can use iptables to set up rules to reject spam from different sources. <text:s/>The rules can be added manually, or packets can be processed through a program using the QUEUE target.</text:p>
          </draw:text-box>
        </draw:frame>
        <presentation:notes draw:style-name="dp2">
          <draw:page-thumbnail draw:style-name="gr1" draw:layer="layout" svg:width="13.708cm" svg:height="10.281cm" svg:x="3.64cm" svg:y="2.853cm" draw:page-number="35" presentation:class="page"/>
          <draw:frame presentation:style-name="pr3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6" draw:style-name="dp1" draw:master-page-name="Blue_20_Circles" presentation:presentation-page-layout-name="AL1T0">
        <draw:frame presentation:style-name="pr1" draw:text-style-name="P1" draw:layer="layout" svg:width="23.91cm" svg:height="3.507cm" svg:x="2.057cm" svg:y="1.743cm" presentation:class="title">
          <draw:text-box>
            <text:p text:style-name="P1">PacketBL</text:p>
          </draw:text-box>
        </draw:frame>
        <draw:frame presentation:style-name="pr4" draw:text-style-name="P9" draw:layer="layout" svg:width="23.91cm" svg:height="13.23cm" svg:x="2.057cm" svg:y="5.838cm" presentation:class="subtitle">
          <draw:text-box>
            <text:p text:style-name="P9">PacketBL is a piece of software written by yours truly. <text:s/>It is essentially “glue” code, designed to use DNSBL queries to determine which traffic to accept via netfilter.</text:p>
            <text:p text:style-name="P9"/>
            <text:p text:style-name="P9">If, for example, you want to reject all spammy traffic, you would just set the program to reject all traffic whose source IP is listed on a blocklist.</text:p>
          </draw:text-box>
        </draw:frame>
        <presentation:notes draw:style-name="dp2">
          <draw:page-thumbnail draw:style-name="gr1" draw:layer="layout" svg:width="13.708cm" svg:height="10.281cm" svg:x="3.64cm" svg:y="2.853cm" draw:page-number="36" presentation:class="page"/>
          <draw:frame presentation:style-name="pr3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7" draw:style-name="dp1" draw:master-page-name="Blue_20_Circles" presentation:presentation-page-layout-name="AL1T0">
        <draw:frame presentation:style-name="pr1" draw:text-style-name="P1" draw:layer="layout" svg:width="23.91cm" svg:height="3.507cm" svg:x="2.057cm" svg:y="1.743cm" presentation:class="title">
          <draw:text-box>
            <text:p text:style-name="P1">Other Tools</text:p>
          </draw:text-box>
        </draw:frame>
        <draw:frame presentation:style-name="pr4" draw:text-style-name="P9" draw:layer="layout" svg:width="23.91cm" svg:height="13.23cm" svg:x="2.057cm" svg:y="5.838cm" presentation:class="subtitle">
          <draw:text-box>
            <text:p text:style-name="P9">RBLDNSD – you can run your own blocklist using this.</text:p>
            <text:p text:style-name="P9"/>
            <text:p text:style-name="P9">CLAMAV – free virus scanning</text:p>
            <text:p text:style-name="P9"/>
            <text:p text:style-name="P9">There are lots of other tools available – look around and experiment.</text:p>
          </draw:text-box>
        </draw:frame>
        <presentation:notes draw:style-name="dp2">
          <draw:page-thumbnail draw:style-name="gr1" draw:layer="layout" svg:width="13.708cm" svg:height="10.281cm" svg:x="3.64cm" svg:y="2.853cm" draw:page-number="37" presentation:class="page"/>
          <draw:frame presentation:style-name="pr3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8" draw:style-name="dp1" draw:master-page-name="Blue_20_Circles" presentation:presentation-page-layout-name="AL1T0">
        <draw:frame presentation:style-name="pr1" draw:text-style-name="P1" draw:layer="layout" svg:width="23.91cm" svg:height="3.751cm" svg:x="2.057cm" svg:y="1.621cm" presentation:class="title" presentation:user-transformed="true">
          <draw:text-box>
            <text:p text:style-name="P1">Brief Discussion of the Antispam Community</text:p>
          </draw:text-box>
        </draw:frame>
        <draw:frame presentation:style-name="pr4" draw:text-style-name="P15" draw:layer="layout" svg:width="23.91cm" svg:height="14.536cm" svg:x="2.057cm" svg:y="5.186cm" presentation:class="subtitle" presentation:user-transformed="true">
          <draw:text-box>
            <text:p text:style-name="P15"><text:span text:style-name="T15">There are plenty of people out there who hate spam. <text:s/>You can find them on certain communities, one of them being the usenet newsgroup news.admin.net-abuse.email.</text:span></text:p>
            <text:p text:style-name="P15"><text:span text:style-name="T15"/></text:p>
            <text:p text:style-name="P15"><text:span text:style-name="T15">You will find plenty of help using these resources. <text:s/>You will also find plenty of abuse and stupidity. <text:s/>Do as much research as you can before asking there, and remember that while they are a valuable resource, they are </text:span><text:span text:style-name="T16">not</text:span><text:span text:style-name="T17"> necessarily experts. <text:s/>Trust, but verify, and don’t get sucked into the stupidity.</text:span></text:p>
            <text:p text:style-name="P15"><text:span text:style-name="T17"/></text:p>
            <text:p text:style-name="P15"><text:span text:style-name="T17">Above all, </text:span><text:span text:style-name="T16">don’t</text:span><text:span text:style-name="T17"> spam. <text:s/>While anti-spammers tend to be a fractious community at the best of times, they are a formidable opponent, and you </text:span><text:span text:style-name="T16">will</text:span><text:span text:style-name="T17"> lose accounts. <text:s/>As long as you don’t spam, however, they will generally be your best allies. <text:s/>Use them wisely.</text:span></text:p>
            <text:p text:style-name="P15"><text:span text:style-name="T17"/></text:p>
            <text:p text:style-name="P15"><text:span text:style-name="T17">Also, remember that not everyone who frequents these groups are on your side. <text:s/>Spammers can post just as easily as antispammers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38" presentation:class="page"/>
          <draw:frame presentation:style-name="pr3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9" draw:style-name="dp1" draw:master-page-name="Blue_20_Circles" presentation:presentation-page-layout-name="AL1T0">
        <draw:frame presentation:style-name="pr1" draw:text-style-name="P1" draw:layer="layout" svg:width="23.91cm" svg:height="3.507cm" svg:x="2.057cm" svg:y="1.743cm" presentation:class="title">
          <draw:text-box>
            <text:p text:style-name="P1">Summary</text:p>
          </draw:text-box>
        </draw:frame>
        <draw:frame presentation:style-name="pr6" draw:text-style-name="P17" draw:layer="layout" svg:width="23.91cm" svg:height="13.309cm" svg:x="2.057cm" svg:y="5.8cm" presentation:class="subtitle" presentation:user-transformed="true">
          <draw:text-box>
            <text:p text:style-name="P16"><text:span text:style-name="T18">You can keep most spam off of your servers with a little effort.</text:span></text:p>
            <text:p text:style-name="P16"><text:span text:style-name="T18"/></text:p>
            <text:p text:style-name="P16"><text:span text:style-name="T18">You will never keep all spam from getting to your servers.</text:span></text:p>
            <text:p text:style-name="P16"><text:span text:style-name="T18"/></text:p>
            <text:p text:style-name="P16"><text:span text:style-name="T18">Spammers will try their hardest to get around anything you can set up.</text:span></text:p>
            <text:p text:style-name="P16"><text:span text:style-name="T18"/></text:p>
            <text:p text:style-name="P16"><text:span text:style-name="T18">Make sure that your filters are tuned to </text:span><text:span text:style-name="T19">your</text:span><text:span text:style-name="T20"> needs, and no one else’s.</text:span></text:p>
            <text:p text:style-name="P16"><text:span text:style-name="T20"/></text:p>
            <text:p text:style-name="P16"><text:span text:style-name="T20">Your server, your rules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39" presentation:class="page"/>
          <draw:frame presentation:style-name="pr3" draw:layer="layout" svg:width="14.507cm" svg:height="11.413cm" svg:x="3.248cm" svg:y="14.13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Azul_20_y_20_Negro_20_3" draw:display-name="Azul y Negro 3" draw:style="radial" draw:cx="50%" draw:cy="50%" draw:start-color="#333366" draw:end-color="#666699" draw:start-intensity="100%" draw:end-intensity="100%" draw:border="60%"/>
    <draw:gradient draw:name="Azules_20_y_20_Negros" draw:display-name="Azules y Negros" draw:style="linear" draw:start-color="#666699" draw:end-color="#000000" draw:start-intensity="35%" draw:end-intensity="100%" draw:angle="0" draw:border="0%"/>
    <draw:gradient draw:name="Azules_20_y_20_Negros_20_2" draw:display-name="Azules y Negros 2" draw:style="radial" draw:cx="80%" draw:cy="100%" draw:start-color="#333366" draw:end-color="#000000" draw:start-intensity="6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s" fo:country="E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_20_Circles-title" style:display-name="Blue Circle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/>
    </style:style>
    <style:style style:name="Blue_20_Circles-subtitle" style:display-name="Blue Circl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Blue_20_Circles-background" style:display-name="Blue Circles-background" style:family="presentation">
      <style:graphic-properties draw:stroke="none" draw:fill="gradient" draw:fill-gradient-name="Azules_20_y_20_Negros_20_2" draw:fill-image-width="0cm" draw:fill-image-height="0cm"/>
    </style:style>
    <style:style style:name="Blue_20_Circles-backgroundobjects" style:display-name="Blue Circles-backgroundobjects" style:family="presentation">
      <style:graphic-properties draw:shadow="hidden" draw:shadow-offset-x="0.3cm" draw:shadow-offset-y="0.3cm" draw:shadow-color="#808080"/>
    </style:style>
    <style:style style:name="Blue_20_Circles-notes" style:display-name="Blue Circles-notes" style:family="presentation">
      <style:graphic-properties draw:stroke="none" draw:fill="none"/>
      <style:paragraph-properties text:enable-numbering="false"/>
      <style:text-properties fo:color="#ffffff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text-emphasize="none" style:font-relief="none"/>
    </style:style>
    <style:style style:name="Blue_20_Circles-outline1" style:display-name="Blue Circle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-0.9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Blue_20_Circles-outline2" style:display-name="Blue Circles-outline2" style:family="presentation" style:parent-style-name="Blue_20_Circl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_20_Circles-outline3" style:display-name="Blue Circles-outline3" style:family="presentation" style:parent-style-name="Blue_20_Circl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_20_Circles-outline4" style:display-name="Blue Circles-outline4" style:family="presentation" style:parent-style-name="Blue_20_Circl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_20_Circles-outline5" style:display-name="Blue Circles-outline5" style:family="presentation" style:parent-style-name="Blue_20_Circl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_20_Circles-outline6" style:display-name="Blue Circles-outline6" style:family="presentation" style:parent-style-name="Blue_20_Circl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_20_Circles-outline7" style:display-name="Blue Circles-outline7" style:family="presentation" style:parent-style-name="Blue_20_Circl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_20_Circles-outline8" style:display-name="Blue Circles-outline8" style:family="presentation" style:parent-style-name="Blue_20_Circl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_20_Circles-outline9" style:display-name="Blue Circles-outline9" style:family="presentation" style:parent-style-name="Blue_20_Circl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gradient" draw:fill-gradient-name="Azules_20_y_20_Negros_20_2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svg:stroke-color="#333366" draw:marker-start-width="0.35cm" draw:marker-end-width="0.35cm" svg:stroke-opacity="100%" draw:fill="none" draw:opacity="100%" draw:textarea-horizontal-align="center" draw:textarea-vertical-align="middle" fo:padding-top="0.05cm" fo:padding-bottom="0.05cm" fo:padding-left="0.05cm" fo:padding-right="0.05cm" draw:shadow-opacity="100%"/>
    </style:style>
    <style:style style:name="gr2" style:family="graphic" style:parent-style-name="standard">
      <style:graphic-properties svg:stroke-width="0cm" svg:stroke-color="#666699" draw:marker-start-width="0.3cm" draw:marker-end-width="0.3cm" svg:stroke-opacity="100%" draw:fill="solid" draw:fill-color="#333366" draw:fill-gradient-name="Azul_20_y_20_Negro_20_3" draw:opacity="100%" draw:textarea-horizontal-align="center" draw:textarea-vertical-align="middle" draw:shadow-opacity="100%"/>
    </style:style>
    <style:style style:name="pr1" style:family="presentation" style:parent-style-name="Blue_20_Circles-backgroundobjects">
      <style:graphic-properties draw:fill="gradient" draw:fill-gradient-name="Azules_20_y_20_Negros" draw:opacity="50%" draw:textarea-horizontal-align="center" draw:textarea-vertical-align="middle" draw:shadow-opacity="50%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7cm" svg:y="2cm" draw:page-number="1"/>
      <draw:page-thumbnail draw:layer="backgroundobjects" svg:width="9.991cm" svg:height="7.493cm" svg:x="16.924cm" svg:y="2cm"/>
      <draw:page-thumbnail draw:layer="backgroundobjects" svg:width="9.991cm" svg:height="7.493cm" svg:x="2.787cm" svg:y="11.494cm"/>
      <draw:page-thumbnail draw:layer="backgroundobjects" svg:width="9.991cm" svg:height="7.493cm" svg:x="16.924cm" svg:y="11.494cm"/>
    </style:handout-master>
    <style:master-page style:name="Blue_20_Circles" style:display-name="Blue Circles" style:page-layout-name="PM1" draw:style-name="dp1">
      <draw:path draw:style-name="gr1" draw:layer="backgroundobjects" svg:width="27.901cm" svg:height="21cm" svg:x="0.099cm" svg:y="0cm" svg:viewBox="0 0 27902 21001" svg:d="m27901 0c-25619 4244-27901 21000-27901 21000">
        <text:p/>
      </draw:path>
      <draw:ellipse draw:style-name="gr2" draw:text-style-name="P1" draw:layer="backgroundobjects" svg:width="1.061cm" svg:height="1.064cm" svg:x="0cm" svg:y="18.871cm">
        <text:p/>
      </draw:ellipse>
      <draw:ellipse draw:style-name="gr2" draw:text-style-name="P1" draw:layer="backgroundobjects" svg:width="1.788cm" svg:height="1.794cm" svg:x="0.453cm" svg:y="16.451cm">
        <text:p/>
      </draw:ellipse>
      <draw:ellipse draw:style-name="gr2" draw:text-style-name="P1" draw:layer="backgroundobjects" svg:width="2.011cm" svg:height="2.017cm" svg:x="1.685cm" svg:y="13.902cm">
        <text:p/>
      </draw:ellipse>
      <draw:ellipse draw:style-name="gr2" draw:text-style-name="P1" draw:layer="backgroundobjects" svg:width="2.569cm" svg:height="2.579cm" svg:x="3.089cm" svg:y="10.996cm">
        <text:p/>
      </draw:ellipse>
      <draw:ellipse draw:style-name="gr2" draw:text-style-name="P1" draw:layer="backgroundobjects" svg:width="3.683cm" svg:height="3.695cm" svg:x="5.522cm" svg:y="7.231cm">
        <text:p/>
      </draw:ellipse>
      <draw:ellipse draw:style-name="gr2" draw:text-style-name="P1" draw:layer="backgroundobjects" svg:width="4.424cm" svg:height="4.437cm" svg:x="9.3cm" svg:y="3.512cm">
        <text:p/>
      </draw:ellipse>
      <draw:ellipse draw:style-name="gr2" draw:text-style-name="P1" draw:layer="backgroundobjects" svg:width="5.276cm" svg:height="5.292cm" svg:x="14.384cm" svg:y="0.43cm">
        <text:p/>
      </draw:ellipse>
      <draw:polygon draw:style-name="gr2" draw:text-style-name="P1" draw:layer="backgroundobjects" svg:width="7cm" svg:height="4.37cm" svg:x="21cm" svg:y="0cm" svg:viewBox="0 0 7001 4371" draw:points="4720,4150 4129,4314 3500,4370 2870,4314 2278,4150 1733,3891 1245,3544 822,3120 477,2631 218,2083 55,1490 0,859 55,227 117,0 7000,0 7000,235 7000,859 6943,1490 6781,2083 6522,2631 6177,3120 5754,3544 5266,3891">
        <text:p/>
      </draw:polygon>
      <draw:rect presentation:style-name="pr1" draw:text-style-name="P1" draw:layer="backgroundobjects" svg:width="28cm" svg:height="21cm" svg:x="0cm" svg:y="0cm">
        <text:p/>
      </draw:rect>
      <draw:frame presentation:style-name="Blue_20_Circles-title" draw:layer="backgroundobjects" svg:width="23.91cm" svg:height="3.506cm" svg:x="2.057cm" svg:y="1.743cm" presentation:class="title" presentation:placeholder="true">
        <draw:text-box/>
      </draw:frame>
      <draw:frame presentation:style-name="Blue_20_Circles-outline1" draw:layer="backgroundobjects" svg:width="23.91cm" svg:height="13.229cm" svg:x="2.057cm" svg:y="5.838cm" presentation:class="outline" presentation:placeholder="true">
        <draw:text-box/>
      </draw:frame>
      <presentation:notes style:page-layout-name="PM2">
        <draw:page-thumbnail presentation:style-name="Blue_20_Circles-title" draw:layer="backgroundobjects" svg:width="13.708cm" svg:height="10.281cm" svg:x="3.64cm" svg:y="2.853cm" presentation:class="page"/>
        <draw:frame presentation:style-name="Blue_20_Circles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creation-date>2006-02-05T10:18:05</meta:creation-date>
    <dc:date>2006-02-09T23:07:37</dc:date>
    <dc:language>es-ES</dc:language>
    <meta:editing-cycles>5</meta:editing-cycles>
    <meta:editing-duration>PT1H35M39S</meta:editing-duration>
    <meta:user-defined meta:name="Info 1"/>
    <meta:user-defined meta:name="Info 2"/>
    <meta:user-defined meta:name="Info 3"/>
    <meta:user-defined meta:name="Info 4"/>
    <meta:document-statistic meta:object-count="174"/>
  </office:meta>
</office:document-meta>
</file>